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PLA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header>
                <text:p>I)PRÉSENTATION DE QUELQUES MÉTIERS EN INFORMATIQUE</text:p>
                <text:p/>
                <text:p/>
                <text:p>II) PRÉSENTATION D’UN OUTIL DE TRAVAI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ES MÉTIERS :<text:span text:style-name="T1">Analyste informatique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1) Analyste informatique (confondu avec programmeur)</text:span></text:p>
              </text:list-header>
              <text:list-item>
                <text:p><text:span text:style-name="T1">Rôle : évalue les besoins informatique et technique des utilisateurs et veille à l’implantation et à l’évaluation des systèmes informatiques.</text:span></text:p>
              </text:list-item>
              <text:list-item>
                <text:p><text:span text:style-name="T1">Compétences :</text:span> </text:p>
                <text:list>
                  <text:list-header>
                    <text:p>-Il doit connaître les systèmes informatiques et leur environnement.</text:p>
                    <text:p>-Connaître les standards, les normes et les procédures des produits et service informatique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ES MÉTIERS :<text:span text:style-name="T1">Analyste informatique</text:span></text:p>
          </draw:text-box>
        </draw:frame>
        <draw:frame presentation:style-name="pr2" draw:text-style-name="P2" draw:layer="layout" svg:width="26cm" svg:height="14cm" svg:x="1cm" svg:y="5.5cm" presentation:class="outline">
          <draw:text-box>
            <text:list text:style-name="L2">
              <text:list-header>
                <text:p text:style-name="P2"><text:span text:style-name="T1">-Adapter ses applications aux utilisateurs.</text:span></text:p>
                <text:p text:style-name="P2"><text:span text:style-name="T1">-Comprendre les outils et les techniques de développement de système et la planification des applications.</text:span></text:p>
                <text:p text:style-name="P2"><text:span text:style-name="T1"/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ES MÉTIERS:<text:span text:style-name="T1">Développeur web</text:span></text:p>
          </draw:text-box>
        </draw:frame>
        <draw:frame presentation:style-name="pr2" draw:text-style-name="P2" draw:layer="layout" svg:width="26cm" svg:height="14cm" svg:x="1cm" svg:y="5.5cm" presentation:class="outline">
          <draw:text-box>
            <text:list text:style-name="L2">
              <text:list-header>
                <text:p text:style-name="P2"><text:span text:style-name="T1"> </text:span><text:span text:style-name="T1">2)</text:span><text:span text:style-name="T1">Développeur web:</text:span></text:p>
                <text:p text:style-name="P2"><text:span text:style-name="T1">un développeur web est un programmeur spécialisé ou expressément impliqué dans le développement des applications du World Wide Web ou des application qui sont exécutées à partir d’un serveur web sur un navigateur web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LES MÉTIERS:<text:span text:style-name="T1">Développeur web</text:span></text:p>
          </draw:text-box>
        </draw:frame>
        <draw:frame presentation:style-name="pr2" draw:text-style-name="P2" draw:layer="layout" svg:width="26cm" svg:height="14cm" svg:x="1cm" svg:y="5.5cm" presentation:class="outline">
          <draw:text-box>
            <text:list text:style-name="L2">
              <text:list-header>
                <text:p text:style-name="P2"><text:span text:style-name="T1">Compétences :</text:span></text:p>
                <text:p text:style-name="P2"><text:span text:style-name="T1">Connaissance sur les langages de programmation du web : PHP, JAVA, SQL …</text:span></text:p>
              </text:list-header>
              <text:list-item>
                <text:p text:style-name="P2"><text:span text:style-name="T1">Maîtrise des CMS(Content management Syste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L’OUTIL DE TRAVAIL</text:p>
              </text:list-header>
            </text:list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header>
                <text:p>L’odinateu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2:21:37.164924053</meta:creation-date>
    <meta:editing-duration>PT14M51S</meta:editing-duration>
    <meta:editing-cycles>4</meta:editing-cycles>
    <meta:generator>LibreOffice/5.4.5.1$Linux_X86_64 LibreOffice_project/40m0$Build-1</meta:generator>
    <dc:date>2018-04-03T09:43:06.645025404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